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reformatted_20_Text"><text:bookmark text:name="rstudio_console_output"/>&gt; library(e1071)</text:p>
      <text:p text:style-name="Preformatted_20_Text">&gt; # skewness for on predictor</text:p>
      <text:p text:style-name="Preformatted_20_Text">&gt; skewness(MaxwellWdummyVar$totfp)</text:p>
      <text:p text:style-name="Preformatted_20_Text">[1] NA</text:p>
      <text:p text:style-name="Preformatted_20_Text">&gt; View(MaxwellWdummyVar)</text:p>
      <text:p text:style-name="Preformatted_20_Text">&gt; histogram(~MaxwellWdummyVar$totfp,</text:p>
      <text:p text:style-name="Preformatted_20_Text">+ <text:s text:c="10"/>xlab = "Natural Units"</text:p>
      <text:p text:style-name="Preformatted_20_Text">+ <text:s text:c="10"/>)</text:p>
      <text:p text:style-name="Preformatted_20_Text">&gt; View(MaxwellWdummyVar)</text:p>
      <text:p text:style-name="Preformatted_20_Text">&gt; skewness(MaxwellWdummyVar$ln.totfp.)</text:p>
      <text:p text:style-name="Preformatted_20_Text">[1] NA</text:p>
      <text:p text:style-name="Preformatted_20_Text">&gt; histogram(~MaxwellWdummyVar$ln.totfp.,</text:p>
      <text:p text:style-name="Preformatted_20_Text">+ <text:s text:c="10"/>xlab = "Natural Units"</text:p>
      <text:p text:style-name="Preformatted_20_Text">+ )</text:p>
      <text:p text:style-name="Preformatted_20_Text">&gt; View(MaxwellWdummyVar)</text:p>
      <text:p text:style-name="Preformatted_20_Text">&gt; histogram(~MaxwellWdummyVar$acorreff,</text:p>
      <text:p text:style-name="Preformatted_20_Text">+ <text:s text:c="10"/>xlab = "Natural Units"</text:p>
      <text:p text:style-name="Preformatted_20_Text">+ )</text:p>
      <text:p text:style-name="Preformatted_20_Text">&gt; histogram(~MaxwellWdummyVar$ln.acorreff.,</text:p>
      <text:p text:style-name="Preformatted_20_Text">+ <text:s text:c="10"/>xlab = "Natural Units"</text:p>
      <text:p text:style-name="Preformatted_20_Text">+ )</text:p>
      <text:p text:style-name="Preformatted_20_Text">&gt; histogram(~MaxwellWdummyVar$boxcoxcorreff,</text:p>
      <text:p text:style-name="Preformatted_20_Text">+ <text:s text:c="10"/>xlab = "boxcoxcorreff"</text:p>
      <text:p text:style-name="Preformatted_20_Text">+ )</text:p>
      <text:p text:style-name="Preformatted_20_Text">&gt; histogram(~MaxwellWdummyVar$ln.acorreff.,</text:p>
      <text:p text:style-name="Preformatted_20_Text">+ <text:s text:c="10"/>xlab = "Natural Log acorreff"</text:p>
      <text:p text:style-name="Preformatted_20_Text">+ )</text:p>
      <text:p text:style-name="Preformatted_20_Text">&gt; histogram(~MaxwellWdummyVar$boxcoxtotpf,</text:p>
      <text:p text:style-name="Preformatted_20_Text">+ <text:s text:c="10"/>xlab = "boxcoxtotpf"</text:p>
      <text:p text:style-name="Preformatted_20_Text">+ )</text:p>
      <text:p text:style-name="Preformatted_20_Text">&gt; histogram(~MaxwellWdummyVar$ln.totfp.,</text:p>
      <text:p text:style-name="Preformatted_20_Text">+ <text:s text:c="10"/>xlab = "Natural log totfp"</text:p>
      <text:p text:style-name="Preformatted_20_Text">+ )</text:p>
      <text:p text:style-name="Preformatted_20_Text">&gt; View(MaxwellWdummyVar)</text:p>
      <text:p text:style-name="Preformatted_20_Text">&gt; ### Some initial plots of the data</text:p>
      <text:p text:style-name="Preformatted_20_Text">&gt; </text:p>
      <text:p text:style-name="Preformatted_20_Text">&gt; xyplot(MaxwellWdummyVar$ln.acorreff. ~ MaxwellWdummyVar$boxcoxtotpf, type = c("p", "g"),</text:p>
      <text:p text:style-name="Preformatted_20_Text">+ <text:s text:c="7"/>ylab = "Corr Eff (log)",</text:p>
      <text:p text:style-name="Preformatted_20_Text">+ <text:s text:c="7"/>main = "(a)",</text:p>
      <text:p text:style-name="Preformatted_20_Text">+ <text:s text:c="7"/>xlab = "Total fp (log)")</text:p>
      <text:p text:style-name="Preformatted_20_Text">&gt; # simple linear regression on single var</text:p>
      <text:p text:style-name="Preformatted_20_Text">&gt; lm.fit = lm(ln.acorreff. <text:s/>~ boxcoxtotpf , data = MaxwellWdummyVar)</text:p>
      <text:p text:style-name="Preformatted_20_Text">&gt; lm.fit</text:p>
      <text:p text:style-name="Preformatted_20_Text"/>
      <text:p text:style-name="Preformatted_20_Text">Call:</text:p>
      <text:p text:style-name="Preformatted_20_Text">lm(formula = ln.acorreff. ~ boxcoxtotpf, data = MaxwellWdummyVar)</text:p>
      <text:p text:style-name="Preformatted_20_Text"/>
      <text:p text:style-name="Preformatted_20_Text">Coefficients:</text:p>
      <text:p text:style-name="Preformatted_20_Text">(Intercept) <text:s/>boxcoxtotpf <text:s/></text:p>
      <text:p text:style-name="Preformatted_20_Text"><text:s text:c="6"/>2.519 <text:s text:c="7"/>0.543 <text:s/></text:p>
      <text:p text:style-name="Preformatted_20_Text"/>
      <text:p text:style-name="Preformatted_20_Text">&gt; ? lm</text:p>
      <text:p text:style-name="Preformatted_20_Text">&gt; summary(lm.fit)</text:p>
      <text:p text:style-name="Preformatted_20_Text"/>
      <text:p text:style-name="Preformatted_20_Text">Call:</text:p>
      <text:p text:style-name="Preformatted_20_Text">lm(formula = ln.acorreff. ~ boxcoxtotpf, data = MaxwellWdummyVar)</text:p>
      <text:p text:style-name="Preformatted_20_Text"/>
      <text:p text:style-name="Preformatted_20_Text">Residuals:</text:p>
      <text:p text:style-name="Preformatted_20_Text"><text:s text:c="5"/>Min <text:s text:c="6"/>1Q <text:s text:c="2"/>Median <text:s text:c="6"/>3Q <text:s text:c="5"/>Max </text:p>
      <text:p text:style-name="Preformatted_20_Text">-2.06286 -0.76810 <text:s/>0.05486 <text:s/>0.65390 <text:s/>3.05306 </text:p>
      <text:p text:style-name="Preformatted_20_Text"/>
      <text:p text:style-name="Preformatted_20_Text"><text:soft-page-break/>Coefficients:</text:p>
      <text:p text:style-name="Preformatted_20_Text"><text:s text:c="12"/>Estimate Std. Error t value Pr(&gt;|t|) <text:s text:c="3"/></text:p>
      <text:p text:style-name="Preformatted_20_Text">(Intercept) <text:s text:c="2"/>2.5192 <text:s text:c="4"/>0.6094 <text:s text:c="2"/>4.134 0.000104 ***</text:p>
      <text:p text:style-name="Preformatted_20_Text">boxcoxtotpf <text:s text:c="2"/>0.5430 <text:s text:c="4"/>0.1072 <text:s text:c="2"/>5.066 3.59e-06 ***</text:p>
      <text:p text:style-name="Preformatted_20_Text">---</text:p>
      <text:p text:style-name="Preformatted_20_Text">Signif. codes: <text:s/>0 ‘***’ 0.001 ‘**’ 0.01 ‘*’ 0.05 ‘.’ 0.1 ‘ ’ 1</text:p>
      <text:p text:style-name="Preformatted_20_Text"/>
      <text:p text:style-name="Preformatted_20_Text">Residual standard error: 1.031 on 65 degrees of freedom</text:p>
      <text:p text:style-name="Preformatted_20_Text"><text:s text:c="2"/>(4 observations deleted due to missingness)</text:p>
      <text:p text:style-name="Preformatted_20_Text">Multiple R-squared: <text:s/>0.2831, <text:s text:c="3"/>Adjusted R-squared: <text:s/>0.2721 </text:p>
      <text:p text:style-name="Preformatted_20_Text">F-statistic: 25.67 on 1 and 65 DF, <text:s/>p-value: 3.589e-06</text:p>
      <text:p text:style-name="Preformatted_20_Text"/>
      <text:p text:style-name="Preformatted_20_Text">&gt; ? createFolds</text:p>
      <text:p text:style-name="Preformatted_20_Text">&gt; set.seed(100)</text:p>
      <text:p text:style-name="Preformatted_20_Text">&gt; indx &lt;- createFolds(ln.acorreff., returnTrain = TRUE)</text:p>
      <text:p text:style-name="Preformatted_20_Text">Error in createFolds(ln.acorreff., returnTrain = TRUE) : </text:p>
      <text:p text:style-name="Preformatted_20_Text"><text:s text:c="2"/>object 'ln.acorreff.' not found</text:p>
      <text:p text:style-name="Preformatted_20_Text">&gt; ctrl &lt;- trainControl(method = "cv", index = indx)</text:p>
      <text:p text:style-name="Preformatted_20_Text">Error in trainControl(method = "cv", index = indx) : </text:p>
      <text:p text:style-name="Preformatted_20_Text"><text:s text:c="2"/>object 'indx' not found</text:p>
      <text:p text:style-name="Preformatted_20_Text">&gt; MaxwellTrainY &lt;-MaxwellWdummyVar$ln.acorreff.</text:p>
      <text:p text:style-name="Preformatted_20_Text">&gt; set.seed(100)</text:p>
      <text:p text:style-name="Preformatted_20_Text">&gt; indx &lt;- createFolds(MaxwellTrainY, returnTrain = TRUE)</text:p>
      <text:p text:style-name="Preformatted_20_Text">Error in quantile.default(y, probs = seq(0, 1, length = cuts)) : </text:p>
      <text:p text:style-name="Preformatted_20_Text"><text:s text:c="2"/>missing values and NaN's not allowed if 'na.rm' is FALSE</text:p>
      <text:p text:style-name="Preformatted_20_Text">&gt; ctrl &lt;- trainControl(method = "cv", index = indx)</text:p>
      <text:p text:style-name="Preformatted_20_Text">Error in trainControl(method = "cv", index = indx) : </text:p>
      <text:p text:style-name="Preformatted_20_Text"><text:s text:c="2"/>object 'indx' not found</text:p>
      <text:p text:style-name="Preformatted_20_Text">&gt; View(MaxwellWdummyVar)</text:p>
      <text:p text:style-name="Preformatted_20_Text">&gt; MaxwellWdummyVar&lt;- MaxwellWdummyVar[1:67,] # remove the 68 69 ... all NA row</text:p>
      <text:p text:style-name="Preformatted_20_Text">&gt; MaxwellTrainY &lt;-MaxwellWdummyVar$ln.acorreff.</text:p>
      <text:p text:style-name="Preformatted_20_Text">&gt; set.seed(100)</text:p>
      <text:p text:style-name="Preformatted_20_Text">&gt; indx &lt;- createFolds(MaxwellTrainY, returnTrain = TRUE)</text:p>
      <text:p text:style-name="Preformatted_20_Text">&gt; ctrl &lt;- trainControl(method = "cv", index = indx)</text:p>
      <text:p text:style-name="Preformatted_20_Text">&gt; View(MaxwellWdummyVar)</text:p>
      <text:p text:style-name="Preformatted_20_Text">&gt; View(MaxwellWdummyVar)</text:p>
      <text:p text:style-name="Preformatted_20_Text">&gt; MaxwellWdummyVar&lt;- MaxwellWdummyVar[,c(7,9,11,12,13,14,17,19,20)] </text:p>
      <text:p text:style-name="Preformatted_20_Text">&gt; ### Linear regression model with all of the predictors. This will</text:p>
      <text:p text:style-name="Preformatted_20_Text">&gt; ### produce some warnings that a 'rank-deficient fit may be</text:p>
      <text:p text:style-name="Preformatted_20_Text">&gt; ### misleading'. This is related to the predictors being so highly</text:p>
      <text:p text:style-name="Preformatted_20_Text">&gt; ### correlated that some of the math has broken down.</text:p>
      <text:p text:style-name="Preformatted_20_Text">&gt; </text:p>
      <text:p text:style-name="Preformatted_20_Text">&gt; set.seed(100)</text:p>
      <text:p text:style-name="Preformatted_20_Text">&gt; lmTune0 &lt;- train(x = MaxwellWdummyVar, y = MaxwellTrainY,</text:p>
      <text:p text:style-name="Preformatted_20_Text">+ <text:s text:c="17"/>method = "lm",</text:p>
      <text:p text:style-name="Preformatted_20_Text">+ <text:s text:c="17"/>trControl = ctrl)</text:p>
      <text:p text:style-name="Preformatted_20_Text">Warning messages:</text:p>
      <text:p text:style-name="Preformatted_20_Text">1: In predict.lm(modelFit, newdata) :</text:p>
      <text:p text:style-name="Preformatted_20_Text"><text:s text:c="2"/>prediction from a rank-deficient fit may be misleading</text:p>
      <text:p text:style-name="Preformatted_20_Text">2: In predict.lm(modelFit, newdata) :</text:p>
      <text:p text:style-name="Preformatted_20_Text"><text:s text:c="2"/>prediction from a rank-deficient fit may be misleading</text:p>
      <text:p text:style-name="Preformatted_20_Text">3: In predict.lm(modelFit, newdata) :</text:p>
      <text:p text:style-name="Preformatted_20_Text"><text:s text:c="2"/>prediction from a rank-deficient fit may be misleading</text:p>
      <text:p text:style-name="Preformatted_20_Text">4: In predict.lm(modelFit, newdata) :</text:p>
      <text:p text:style-name="Preformatted_20_Text"><text:s text:c="2"/>prediction from a rank-deficient fit may be misleading</text:p>
      <text:p text:style-name="Preformatted_20_Text">5: In predict.lm(modelFit, newdata) :</text:p>
      <text:p text:style-name="Preformatted_20_Text"><text:s text:c="2"/>prediction from a rank-deficient fit may be misleading</text:p>
      <text:p text:style-name="Preformatted_20_Text">6: In predict.lm(modelFit, newdata) :</text:p>
      <text:p text:style-name="Preformatted_20_Text"><text:s text:c="2"/>prediction from a rank-deficient fit may be misleading</text:p>
      <text:p text:style-name="Preformatted_20_Text">7: In predict.lm(modelFit, newdata) :</text:p>
      <text:p text:style-name="Preformatted_20_Text"><text:s text:c="2"/>prediction from a rank-deficient fit may be misleading</text:p>
      <text:p text:style-name="Preformatted_20_Text">8: In predict.lm(modelFit, newdata) :</text:p>
      <text:p text:style-name="Preformatted_20_Text"><text:s text:c="2"/>prediction from a rank-deficient fit may be misleading</text:p>
      <text:p text:style-name="Preformatted_20_Text">9: In predict.lm(modelFit, newdata) :</text:p>
      <text:p text:style-name="Preformatted_20_Text"><text:soft-page-break/><text:s text:c="2"/>prediction from a rank-deficient fit may be misleading</text:p>
      <text:p text:style-name="Preformatted_20_Text">10: In predict.lm(modelFit, newdata) :</text:p>
      <text:p text:style-name="Preformatted_20_Text"><text:s text:c="2"/>prediction from a rank-deficient fit may be misleading</text:p>
      <text:p text:style-name="Preformatted_20_Text">&gt; lmTune0</text:p>
      <text:p text:style-name="Preformatted_20_Text">Linear Regression </text:p>
      <text:p text:style-name="Preformatted_20_Text"/>
      <text:p text:style-name="Preformatted_20_Text">67 samples</text:p>
      <text:p text:style-name="Preformatted_20_Text"><text:s/>9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61, 61, 60, 60, 59, 61, ... </text:p>
      <text:p text:style-name="Preformatted_20_Text">Resampling results:</text:p>
      <text:p text:style-name="Preformatted_20_Text"/>
      <text:p text:style-name="Preformatted_20_Text"><text:s text:c="2"/>RMSE <text:s text:c="6"/>Rsquared <text:s/>MAE <text:s text:c="5"/></text:p>
      <text:p text:style-name="Preformatted_20_Text"><text:s text:c="2"/>0.8813735 <text:s/>0.405438 <text:s/>0.7091902</text:p>
      <text:p text:style-name="Preformatted_20_Text"/>
      <text:p text:style-name="P1">Tuning parameter 'intercept' was held constant at a value of TRU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07:11:44.916432699</meta:creation-date>
    <dc:date>2020-05-05T07:12:43.054023534</dc:date>
    <meta:editing-duration>PT59S</meta:editing-duration>
    <meta:editing-cycles>1</meta:editing-cycles>
    <meta:document-statistic meta:table-count="0" meta:image-count="0" meta:object-count="0" meta:page-count="3" meta:paragraph-count="131" meta:word-count="636" meta:character-count="4687" meta:non-whitespace-character-count="3889"/>
    <meta:generator>LibreOffice/6.1.5.2$Linux_X86_64 LibreOffice_project/10$Build-2</meta:generator>
  </office:meta>
</office:document-meta>
</file>